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5aa3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 style:list-style-name="L1">
      <style:text-properties officeooo:paragraph-rsid="00135a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2a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Тестовое задание на backend программиста </text:h>
      <text:p text:style-name="P1">Реализовать асинхронную обработку запросов на .net core, тип приложения WebApi. </text:p>
      <text:p text:style-name="P1"/>
      <text:list xml:id="list3003998941" text:style-name="L1">
        <text:list-item>
          <text:p text:style-name="P3">Метод для запроса пользовательской статистики <text:span text:style-name="T1">POST /report/user_statistics.</text:span> В тело запроса передаем идентификатор пользователя, период с и по. Результат выполнения метода - Guid запроса.</text:p>
        </text:list-item>
        <text:list-item>
          <text:p text:style-name="P3">Метод получения информации о запросе<text:span text:style-name="T1"> GET /report/info.</text:span> Параметр метод<text:span text:style-name="T2">а -</text:span> Guid запроса. Ответ - json в котором указан Guid запроса, процент выполнения запроса, и результат выполнения, если он есть.</text:p>
        </text:list-item>
      </text:list>
      <text:p text:style-name="P1"/>
      <text:p text:style-name="P1"/>
      <text:p text:style-name="P1"><text:s/><text:tab/>Приложение должно <text:span text:style-name="T1">обрабатывать запрос не быстрее чем за X миллисекунд (вынести в конфигурационный файл, по умолчанию установить 60 секунд)</text:span>, и рассчитывать процент обработки в зависимости от пройденного времени с момента создания запроса. Если приложение перезагрузить информацию о запросе не должна быть потеряна.</text:p>
      <text:p text:style-name="P1"/>
      <text:p text:style-name="P1"><text:s/><text:span text:style-name="T1">Например,</text:span> если через 30 секунд мы запросим информацию о статусе запроса </text:p>
      <text:p text:style-name="P1">{ </text:p>
      <text:p text:style-name="P1"><text:tab/>“query” : “1a98b57d-e090-4d18-8654-678e463b73e8”,</text:p>
      <text:p text:style-name="P1"><text:tab/>“percent”: 50, </text:p>
      <text:p text:style-name="P1"><text:tab/>“result”: null</text:p>
      <text:p text:style-name="P1"><text:s/>} </text:p>
      <text:p text:style-name="P1"/>
      <text:p text:style-name="P1">если через 45 секунд </text:p>
      <text:p text:style-name="P1">{ </text:p>
      <text:p text:style-name="P1"><text:tab/>“query” : “1a98b57d-e090-4d18-8654-678e463b73e8”,</text:p>
      <text:p text:style-name="P1"><text:tab/>“percent”: 75, </text:p>
      <text:p text:style-name="P1"><text:tab/>“result”: null </text:p>
      <text:p text:style-name="P1">} </text:p>
      <text:p text:style-name="P1">если через 60 секунд </text:p>
      <text:p text:style-name="P1">{ </text:p>
      <text:p text:style-name="P1"><text:tab/>“query” : “1a98b57d-e090-4d18-8654-678e463b73e8”,</text:p>
      <text:p text:style-name="P1"><text:tab/>“percent”: 100, </text:p>
      <text:p text:style-name="P1"><text:tab/>“result”: </text:p>
      <text:p text:style-name="P1"><text:tab/><text:tab/>{ </text:p>
      <text:p text:style-name="P1"><text:tab/><text:tab/><text:tab/>“user_id”: “b28d0ced-8af5-4c94-8650-c7946241fd1a”, <text:tab/><text:tab/><text:tab/> <text:tab/><text:tab/><text:tab/>“count_sign_in”:”12” </text:p>
      <text:p text:style-name="P1"><text:tab/><text:tab/>}</text:p>
      <text:p text:style-name="P1">} </text:p>
      <text:p text:style-name="P1"/>
      <text:p text:style-name="P1">Желательно использовать ORM, структуру базы данных делать через миграции. </text:p>
      <text:p text:style-name="P1">Покрытие тестами будет большим плюсом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4T15:20:01.868000000</meta:creation-date>
    <dc:date>2023-09-07T09:59:10.297000000</dc:date>
    <meta:editing-duration>PT2M3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8" meta:word-count="175" meta:character-count="1393" meta:non-whitespace-character-count="1201"/>
  </office:meta>
</office:document-meta>
</file>